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1.862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rl-tb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5278in" style:font-size-asian="0.15278in" style:font-size-complex="0.15278in" fo:letter-spacing="0in" style:language-complex="ar" style:country-complex="J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5278in" style:font-size-asian="0.15278in" style:font-size-complex="0.15278in" fo:letter-spacing="0in" style:language-complex="ar" style:country-complex="J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5556in" style:font-size-asian="0.55556in" style:font-size-complex="0.55556in" fo:letter-spacing="0in" style:language-complex="ar" style:country-complex="J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5"/>
          <table:table-cell table:number-columns-repeated="2" table:style-name="ce1"/>
          <table:table-cell office:value-type="string" table:style-name="ce2">
            <text:p>units</text:p>
          </table:table-cell>
          <table:table-cell office:value-type="string" table:style-name="ce2">
            <text:p>course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tud_id</text:p>
          </table:table-cell>
          <table:table-cell table:number-columns-repeated="16363"/>
        </table:table-row>
        <table:table-row table:style-name="ro2">
          <table:table-cell table:number-columns-repeated="11"/>
          <table:table-cell table:style-name="ce1">
            <draw:frame draw:z-index="3" draw:id="id2" draw:style-name="a13" draw:name="TextBox 3" svg:x="0.025in" svg:y="0.025in" svg:width="1.66667in" svg:height="0.85in">
              <draw:text-box>
                <text:p text:style-name="a12" text:class-names="" text:cond-style-name=""><text:span text:style-name="a10" text:class-names="">1NF</text:span><text:span text:style-name="a11" text:class-names=""/></text:p>
              </draw:text-box>
              <svg:title/>
              <svg:desc/>
            </draw:frame>
          </table:table-cell>
          <table:table-cell table:number-columns-repeated="3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 212</text:p>
          </table:table-cell>
          <table:table-cell office:value-type="string" table:style-name="ce1">
            <text:p>haya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table:number-columns-repeated="15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 212</text:p>
          </table:table-cell>
          <table:table-cell office:value-type="string" table:style-name="ce1">
            <text:p>haya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table:number-columns-repeated="15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 213</text:p>
          </table:table-cell>
          <table:table-cell office:value-type="string" table:style-name="ce1">
            <text:p>lana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5"/>
          <table:table-cell table:style-name="ce1"/>
          <table:table-cell table:style-name="ce1">
            <draw:frame draw:z-index="2" draw:id="id1" draw:style-name="a9" draw:name="TextBox 3" svg:x="0.70833in" svg:y="0.06667in" svg:width="1.04167in" svg:height="0.3in">
              <draw:text-box>
                <text:p text:style-name="a8" text:class-names="" text:cond-style-name=""><text:span text:style-name="a6" text:class-names="">Foreign key</text:span><text:span text:style-name="a7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1" draw:id="id0" draw:style-name="a5" draw:name="TextBox 1" svg:x="0.53333in" svg:y="0.025in" svg:width="1.01667in" svg:height="0.325in">
              <draw:text-box>
                <text:p text:style-name="a4" text:class-names="" text:cond-style-name=""><text:span text:style-name="a0" text:class-names="">primary</text:span><text:span text:style-name="a1" text:class-names=""><text:s text:c="1"/></text:span><text:span text:style-name="a2" text:class-names="">key</text:span><text:span text:style-name="a3" text:class-names=""/></text:p>
              </draw:text-box>
              <svg:title/>
              <svg:desc/>
            </draw:frame>
          </table:table-cell>
          <table:table-cell table:number-columns-repeated="1636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5"/>
          <table:table-cell office:value-type="string" table:style-name="ce2">
            <text:p>units</text:p>
          </table:table-cell>
          <table:table-cell office:value-type="string" table:style-name="ce2">
            <text:p>course</text:p>
          </table:table-cell>
          <table:table-cell office:value-type="string" table:style-name="ce2">
            <text:p>stud_id</text:p>
          </table:table-cell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stud_id</text:p>
          </table:table-cell>
          <table:table-cell table:number-columns-repeated="16363"/>
        </table:table-row>
        <table:table-row table:style-name="ro2">
          <table:table-cell table:number-columns-repeated="15"/>
          <table:table-cell office:value-type="float" office:value="3" table:style-name="ce1">
            <text:p>3</text:p>
          </table:table-cell>
          <table:table-cell office:value-type="string" table:style-name="ce1">
            <text:p>MS21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ya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table:number-columns-repeated="15"/>
          <table:table-cell office:value-type="float" office:value="3" table:style-name="ce1">
            <text:p>3</text:p>
          </table:table-cell>
          <table:table-cell office:value-type="string" table:style-name="ce1">
            <text:p>MS21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ana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2">
          <table:table-cell table:number-columns-repeated="15"/>
          <table:table-cell office:value-type="float" office:value="3" table:style-name="ce1">
            <text:p>3</text:p>
          </table:table-cell>
          <table:table-cell office:value-type="string" table:style-name="ce1">
            <text:p>Ms213</text:p>
          </table:table-cell>
          <table:table-cell office:value-type="float" office:value="2" table:style-name="ce1">
            <text:p>2</text:p>
          </table:table-cell>
          <table:table-cell table:number-columns-repeated="16366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>User</meta:initial-creator>
    <dc:creator>User</dc:creator>
    <meta:creation-date>2022-05-10T20:36:23Z</meta:creation-date>
    <dc:date>2022-05-10T20:49:08Z</dc:date>
  </office:meta>
</office:document-meta>
</file>